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28in"/>
    </style:style>
    <style:style style:name="co3" style:family="table-column">
      <style:table-column-properties fo:break-before="auto" style:column-width="0.3807in"/>
    </style:style>
    <style:style style:name="co4" style:family="table-column">
      <style:table-column-properties fo:break-before="auto" style:column-width="0.1965in"/>
    </style:style>
    <style:style style:name="co5" style:family="table-column">
      <style:table-column-properties fo:break-before="auto" style:column-width="0.3453in"/>
    </style:style>
    <style:style style:name="co6" style:family="table-column">
      <style:table-column-properties fo:break-before="auto" style:column-width="0.1484in"/>
    </style:style>
    <style:style style:name="co7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 style:data-style-name="N135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5"/>
        <table:table-column table:style-name="co1" table:number-columns-repeated="1010" table:default-cell-style-name="ce1"/>
        <table:table-row table:style-name="ro1" table:number-rows-repeated="5"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4" table:number-rows-spanned="1">
            <text:p>image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1">
            <text:p>crop</text:p>
          </table:table-cell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1">
            <text:p>B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4" table:number-rows-spanned="1">
            <text:p>image<text:span text:style-name="T1">2</text:span>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1">
            <text:p>crop<text:span text:style-name="T1">2</text:span></text:p>
          </table:table-cell>
          <table:covered-table-cell/>
          <table:table-cell/>
          <table:table-cell office:value-type="string" calcext:value-type="string" table:number-columns-spanned="2" table:number-rows-spanned="1">
            <text:p>crop<text:span text:style-name="T1">norm</text:span>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4" table:number-rows-spanned="1">
            <text:p>A<text:span text:style-name="T1">2</text:span>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1">
            <text:p>B<text:span text:style-name="T1">2</text:span></text:p>
          </table:table-cell>
          <table:covered-table-cell/>
          <table:table-cell/>
          <table:table-cell office:value-type="string" calcext:value-type="string" table:number-columns-spanned="2" table:number-rows-spanned="1">
            <text:p>C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2" table:formula="of:=[.B8]*[.B8]" office:value-type="float" office:value="1" calcext:value-type="float">
            <text:p>1</text:p>
          </table:table-cell>
          <table:table-cell table:style-name="ce2" table:formula="of:=[.C8]*[.C8]" office:value-type="float" office:value="4" calcext:value-type="float">
            <text:p>4</text:p>
          </table:table-cell>
          <table:table-cell table:style-name="ce2" table:formula="of:=[.D8]*[.D8]" office:value-type="float" office:value="9" calcext:value-type="float">
            <text:p>9</text:p>
          </table:table-cell>
          <table:table-cell table:style-name="ce2" table:formula="of:=[.E8]*[.E8]" office:value-type="float" office:value="16" calcext:value-type="float">
            <text:p>16</text:p>
          </table:table-cell>
          <table:table-cell/>
          <table:table-cell table:style-name="ce2" table:formula="of:=[.G8]*[.G8]" office:value-type="float" office:value="36" calcext:value-type="float">
            <text:p>36</text:p>
          </table:table-cell>
          <table:table-cell table:style-name="ce2" table:formula="of:=[.H8]*[.H8]" office:value-type="float" office:value="49" calcext:value-type="float">
            <text:p>49</text:p>
          </table:table-cell>
          <table:table-cell/>
          <table:table-cell table:style-name="ce6" table:formula="of:=[.G8]/SUM([.$G$15:.$H$16])" office:value-type="float" office:value="0.0196078431372549" calcext:value-type="float">
            <text:p>0.020</text:p>
          </table:table-cell>
          <table:table-cell table:style-name="ce6" table:formula="of:=[.H8]/SUM([.$G$15:.$H$16])" office:value-type="float" office:value="0.022875816993464" calcext:value-type="float">
            <text:p>0.023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[.B9]*[.B9]" office:value-type="float" office:value="25" calcext:value-type="float">
            <text:p>25</text:p>
          </table:table-cell>
          <table:table-cell table:style-name="ce2" table:formula="of:=[.C9]*[.C9]" office:value-type="float" office:value="36" calcext:value-type="float">
            <text:p>36</text:p>
          </table:table-cell>
          <table:table-cell table:style-name="ce2" table:formula="of:=[.D9]*[.D9]" office:value-type="float" office:value="49" calcext:value-type="float">
            <text:p>49</text:p>
          </table:table-cell>
          <table:table-cell table:style-name="ce2" table:formula="of:=[.E9]*[.E9]" office:value-type="float" office:value="64" calcext:value-type="float">
            <text:p>64</text:p>
          </table:table-cell>
          <table:table-cell/>
          <table:table-cell table:style-name="ce2" table:formula="of:=[.G9]*[.G9]" office:value-type="float" office:value="100" calcext:value-type="float">
            <text:p>100</text:p>
          </table:table-cell>
          <table:table-cell table:style-name="ce2" table:formula="of:=[.H9]*[.H9]" office:value-type="float" office:value="121" calcext:value-type="float">
            <text:p>121</text:p>
          </table:table-cell>
          <table:table-cell/>
          <table:table-cell table:style-name="ce6" table:formula="of:=[.G9]/SUM([.$G$15:.$H$16])" office:value-type="float" office:value="0.0326797385620915" calcext:value-type="float">
            <text:p>0.033</text:p>
          </table:table-cell>
          <table:table-cell table:style-name="ce6" table:formula="of:=[.H9]/SUM([.$G$15:.$H$16])" office:value-type="float" office:value="0.0359477124183006" calcext:value-type="float">
            <text:p>0.036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[.B10]*[.B10]" office:value-type="float" office:value="81" calcext:value-type="float">
            <text:p>81</text:p>
          </table:table-cell>
          <table:table-cell table:style-name="ce2" table:formula="of:=[.C10]*[.C10]" office:value-type="float" office:value="100" calcext:value-type="float">
            <text:p>100</text:p>
          </table:table-cell>
          <table:table-cell table:style-name="ce2" table:formula="of:=[.D10]*[.D10]" office:value-type="float" office:value="121" calcext:value-type="float">
            <text:p>121</text:p>
          </table:table-cell>
          <table:table-cell table:style-name="ce2" table:formula="of:=[.E10]*[.E10]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/>
          <table:table-cell table:style-name="ce2" table:formula="of:=[.B11]*[.B11]" office:value-type="float" office:value="169" calcext:value-type="float">
            <text:p>169</text:p>
          </table:table-cell>
          <table:table-cell table:style-name="ce2" table:formula="of:=[.C11]*[.C11]" office:value-type="float" office:value="196" calcext:value-type="float">
            <text:p>196</text:p>
          </table:table-cell>
          <table:table-cell table:style-name="ce2" table:formula="of:=[.D11]*[.D11]" office:value-type="float" office:value="225" calcext:value-type="float">
            <text:p>225</text:p>
          </table:table-cell>
          <table:table-cell table:style-name="ce2" table:formula="of:=[.E11]*[.E11]" office:value-type="float" office:value="256" calcext:value-type="float">
            <text:p>256</text:p>
          </table:table-cell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v(A,C)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v(A,C)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table:formula="of:=SUM([.B8]*[.$J$15];[.C8]*[.$K$15];[.B9]*[.$J$16];[.C9]*[.$K$16])" office:value-type="float" office:value="0.444444444444444" calcext:value-type="float">
            <text:p>0.444444444444444</text:p>
          </table:table-cell>
          <table:table-cell table:style-name="ce2" table:formula="of:=SUM([.C8]*[.$J$15];[.D8]*[.$K$15];[.C9]*[.$J$16];[.D9]*[.$K$16])" office:value-type="float" office:value="0.555555555555556" calcext:value-type="float">
            <text:p>0.555555555555556</text:p>
          </table:table-cell>
          <table:table-cell table:style-name="ce2" table:formula="of:=SUM([.D8]*[.$J$15];[.E8]*[.$K$15];[.D9]*[.$J$16];[.E9]*[.$K$16])" office:value-type="float" office:value="0.666666666666667" calcext:value-type="float">
            <text:p>0.666666666666667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2" table:formula="of:=SUM([.B9]*[.$J$15];[.C9]*[.$K$15];[.B10]*[.$J$16];[.C10]*[.$K$16])" office:value-type="float" office:value="0.888888888888889" calcext:value-type="float">
            <text:p>0.888888888888889</text:p>
          </table:table-cell>
          <table:table-cell table:style-name="ce2" table:formula="of:=SUM([.C9]*[.$J$15];[.D9]*[.$K$15];[.C10]*[.$J$16];[.D10]*[.$K$16])" office:value-type="float" office:value="1" calcext:value-type="float">
            <text:p>1</text:p>
          </table:table-cell>
          <table:table-cell table:style-name="ce2" table:formula="of:=SUM([.D9]*[.$J$15];[.E9]*[.$K$15];[.D10]*[.$J$16];[.E10]*[.$K$16])" office:value-type="float" office:value="1.11111111111111" calcext:value-type="float">
            <text:p>1.11111111111111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2" table:formula="of:=SUM([.B10]*[.$J$15];[.C10]*[.$K$15];[.B11]*[.$J$16];[.C11]*[.$K$16])" office:value-type="float" office:value="1.33333333333333" calcext:value-type="float">
            <text:p>1.33333333333333</text:p>
          </table:table-cell>
          <table:table-cell table:style-name="ce2" table:formula="of:=SUM([.C10]*[.$J$15];[.D10]*[.$K$15];[.C11]*[.$J$16];[.D11]*[.$K$16])" office:value-type="float" office:value="1.44444444444444" calcext:value-type="float">
            <text:p>1.44444444444444</text:p>
          </table:table-cell>
          <table:table-cell table:style-name="ce2" table:formula="of:=SUM([.D10]*[.$J$15];[.E10]*[.$K$15];[.D11]*[.$J$16];[.E11]*[.$K$16])" office:value-type="float" office:value="1.55555555555556" calcext:value-type="float">
            <text:p>1.55555555555556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number-columns-repeated="4"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v(imgSquare,ident)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 table:number-columns-spanned="4" table:number-rows-spanned="1">
            <text:p>E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table:formula="of:=SUM([.B15:.C16])" office:value-type="float" office:value="66" calcext:value-type="float">
            <text:p>66</text:p>
          </table:table-cell>
          <table:table-cell table:style-name="ce2" table:formula="of:=SUM([.C15:.D16])" office:value-type="float" office:value="98" calcext:value-type="float">
            <text:p>98</text:p>
          </table:table-cell>
          <table:table-cell table:style-name="ce2" table:formula="of:=SUM([.D15:.E16])" office:value-type="float" office:value="138" calcext:value-type="float">
            <text:p>138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2" table:formula="of:=SUM([.B16:.C17])" office:value-type="float" office:value="242" calcext:value-type="float">
            <text:p>242</text:p>
          </table:table-cell>
          <table:table-cell table:style-name="ce2" table:formula="of:=SUM([.C16:.D17])" office:value-type="float" office:value="306" calcext:value-type="float">
            <text:p>306</text:p>
          </table:table-cell>
          <table:table-cell table:style-name="ce2" table:formula="of:=SUM([.D16:.E17])" office:value-type="float" office:value="378" calcext:value-type="float">
            <text:p>378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2" table:formula="of:=SUM([.B17:.C18])" office:value-type="float" office:value="546" calcext:value-type="float">
            <text:p>546</text:p>
          </table:table-cell>
          <table:table-cell table:style-name="ce2" table:formula="of:=SUM([.C17:.D18])" office:value-type="float" office:value="642" calcext:value-type="float">
            <text:p>642</text:p>
          </table:table-cell>
          <table:table-cell table:style-name="ce2" table:formula="of:=SUM([.D17:.E18])" office:value-type="float" office:value="746" calcext:value-type="float">
            <text:p>746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number-columns-repeated="4"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4" table:number-rows-spanned="1">
            <text:p>sqrt(conv(A,C))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 table:number-columns-spanned="4" table:number-rows-spanned="1">
            <text:p>sqrt(E)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3" table:formula="of:=SQRT([.B30])" office:value-type="float" office:value="8.12403840463596" calcext:value-type="float">
            <text:p>8.12</text:p>
          </table:table-cell>
          <table:table-cell table:style-name="ce3" table:formula="of:=SQRT([.C30])" office:value-type="float" office:value="9.89949493661167" calcext:value-type="float">
            <text:p>9.90</text:p>
          </table:table-cell>
          <table:table-cell table:style-name="ce3" table:formula="of:=SQRT([.D30])" office:value-type="float" office:value="11.7473401244707" calcext:value-type="float">
            <text:p>11.75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SQRT([.B31])" office:value-type="float" office:value="15.556349186104" calcext:value-type="float">
            <text:p>15.56</text:p>
          </table:table-cell>
          <table:table-cell table:style-name="ce3" table:formula="of:=SQRT([.C31])" office:value-type="float" office:value="17.4928556845359" calcext:value-type="float">
            <text:p>17.49</text:p>
          </table:table-cell>
          <table:table-cell table:style-name="ce3" table:formula="of:=SQRT([.D31])" office:value-type="float" office:value="19.4422220952236" calcext:value-type="float">
            <text:p>19.44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SQRT([.B32])" office:value-type="float" office:value="23.3666428910958" calcext:value-type="float">
            <text:p>23.37</text:p>
          </table:table-cell>
          <table:table-cell table:style-name="ce3" table:formula="of:=SQRT([.C32])" office:value-type="float" office:value="25.3377189186399" calcext:value-type="float">
            <text:p>25.34</text:p>
          </table:table-cell>
          <table:table-cell table:style-name="ce3" table:formula="of:=SQRT([.D32])" office:value-type="float" office:value="27.3130005674953" calcext:value-type="float">
            <text:p>27.31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number-columns-repeated="4"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4" table:number-rows-spanned="1">
            <text:p>cosine dist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 table:number-columns-spanned="4" table:number-rows-spanned="1">
            <text:p><text:span text:style-name="T2">conv(A,C)</text:span>/sqrt(E)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4" table:formula="of:=[.B23]/[.B37]" office:value-type="float" office:value="0.0547073293241479" calcext:value-type="float">
            <text:p>0.0547</text:p>
          </table:table-cell>
          <table:table-cell table:style-name="ce4" table:formula="of:=[.C23]/[.C37]" office:value-type="float" office:value="0.0561195858084562" calcext:value-type="float">
            <text:p>0.0561</text:p>
          </table:table-cell>
          <table:table-cell table:style-name="ce4" table:formula="of:=[.D23]/[.D37]" office:value-type="float" office:value="0.0567504353839166" calcext:value-type="float">
            <text:p>0.0568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.B24]/[.B38]" office:value-type="float" office:value="0.0571399419140644" calcext:value-type="float">
            <text:p>0.0571</text:p>
          </table:table-cell>
          <table:table-cell table:style-name="ce4" table:formula="of:=[.C24]/[.C38]" office:value-type="float" office:value="0.0571661950475029" calcext:value-type="float">
            <text:p>0.0572</text:p>
          </table:table-cell>
          <table:table-cell table:style-name="ce4" table:formula="of:=[.D24]/[.D38]" office:value-type="float" office:value="0.0571493888748489" calcext:value-type="float">
            <text:p>0.0571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.B25]/[.B39]" office:value-type="float" office:value="0.0570613990014551" calcext:value-type="float">
            <text:p>0.0571</text:p>
          </table:table-cell>
          <table:table-cell table:style-name="ce4" table:formula="of:=[.C25]/[.C39]" office:value-type="float" office:value="0.0570076749640564" calcext:value-type="float">
            <text:p>0.0570</text:p>
          </table:table-cell>
          <table:table-cell table:style-name="ce4" table:formula="of:=[.D25]/[.D39]" office:value-type="float" office:value="0.0569529353507499" calcext:value-type="float">
            <text:p>0.0570</text:p>
          </table:table-cell>
          <table:table-cell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table:number-columns-repeated="4" table:style-name="ce2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104852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0:45:26.314359491</meta:creation-date>
    <dc:date>2022-09-19T01:20:34.173738018</dc:date>
    <meta:editing-duration>PT12H54M37S</meta:editing-duration>
    <meta:editing-cycles>1</meta:editing-cycles>
    <meta:document-statistic meta:table-count="1" meta:cell-count="126" meta:object-count="0"/>
    <meta:generator>LibreOffice/6.4.7.2$Linux_X86_64 LibreOffice_project/40$Build-2</meta:generator>
  </office:meta>
</office:document-meta>
</file>